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officeooo:paragraph-rsid="000f5b74"/>
    </style:style>
    <style:style style:name="P2" style:family="paragraph" style:parent-style-name="Standard">
      <style:text-properties officeooo:rsid="001e6241" officeooo:paragraph-rsid="001e6241"/>
    </style:style>
    <style:style style:name="P3" style:family="paragraph" style:parent-style-name="Standard">
      <style:text-properties officeooo:paragraph-rsid="00248242"/>
    </style:style>
    <style:style style:name="P4" style:family="paragraph" style:parent-style-name="Standard">
      <style:text-properties officeooo:rsid="00289b7a" officeooo:paragraph-rsid="00289b7a"/>
    </style:style>
    <style:style style:name="P5" style:family="paragraph" style:parent-style-name="Standard">
      <style:text-properties officeooo:rsid="002b136b" officeooo:paragraph-rsid="002b136b"/>
    </style:style>
    <style:style style:name="P6" style:family="paragraph" style:parent-style-name="Standard">
      <style:text-properties officeooo:rsid="002cf179" officeooo:paragraph-rsid="002cf179"/>
    </style:style>
    <style:style style:name="P7" style:family="paragraph" style:parent-style-name="Standard">
      <style:text-properties officeooo:rsid="00134e15" officeooo:paragraph-rsid="00248242"/>
    </style:style>
    <style:style style:name="P8" style:family="paragraph" style:parent-style-name="Standard">
      <style:text-properties officeooo:rsid="00171582" officeooo:paragraph-rsid="00248242"/>
    </style:style>
    <style:style style:name="P9" style:family="paragraph" style:parent-style-name="Standard">
      <style:text-properties officeooo:rsid="0018a7c8" officeooo:paragraph-rsid="00248242"/>
    </style:style>
    <style:style style:name="P10" style:family="paragraph" style:parent-style-name="Standard">
      <style:text-properties officeooo:rsid="001a90e9" officeooo:paragraph-rsid="00248242"/>
    </style:style>
    <style:style style:name="P11" style:family="paragraph" style:parent-style-name="Standard">
      <style:text-properties officeooo:rsid="001bf3f0" officeooo:paragraph-rsid="00248242"/>
    </style:style>
    <style:style style:name="P12" style:family="paragraph" style:parent-style-name="Standard">
      <style:text-properties officeooo:rsid="0034533b" officeooo:paragraph-rsid="0034533b"/>
    </style:style>
    <style:style style:name="P13" style:family="paragraph" style:parent-style-name="Standard">
      <style:text-properties officeooo:rsid="003ae545" officeooo:paragraph-rsid="003ae545"/>
    </style:style>
    <style:style style:name="T1" style:family="text">
      <style:text-properties officeooo:rsid="0012a5f8"/>
    </style:style>
    <style:style style:name="T2" style:family="text">
      <style:text-properties officeooo:rsid="00134e15"/>
    </style:style>
    <style:style style:name="T3" style:family="text">
      <style:text-properties officeooo:rsid="0018a2e2"/>
    </style:style>
    <style:style style:name="T4" style:family="text">
      <style:text-properties officeooo:rsid="001f3400"/>
    </style:style>
    <style:style style:name="T5" style:family="text">
      <style:text-properties officeooo:rsid="001f5d81"/>
    </style:style>
    <style:style style:name="T6" style:family="text">
      <style:text-properties officeooo:rsid="0020e415"/>
    </style:style>
    <style:style style:name="T7" style:family="text">
      <style:text-properties officeooo:rsid="002a26d4"/>
    </style:style>
    <style:style style:name="T8" style:family="text">
      <style:text-properties officeooo:rsid="002d60cc"/>
    </style:style>
    <style:style style:name="T9" style:family="text">
      <style:text-properties officeooo:rsid="002db0e0"/>
    </style:style>
    <style:style style:name="T10" style:family="text">
      <style:text-properties officeooo:rsid="002eec3d"/>
    </style:style>
    <style:style style:name="T11" style:family="text">
      <style:text-properties officeooo:rsid="00325c1c"/>
    </style:style>
    <style:style style:name="T12" style:family="text">
      <style:text-properties officeooo:rsid="003458f9"/>
    </style:style>
    <style:style style:name="T13" style:family="text">
      <style:text-properties officeooo:rsid="0036fd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remy - Proj<text:span text:style-name="T1">ect</text:span> Lead </text:p>
      <text:p text:style-name="P1">Cameron - Dev Lead /<text:span text:style-name="T2">DMP</text:span></text:p>
      <text:p text:style-name="P1">Tony - Art/Design Lead, Doc Minutes </text:p>
      <text:p text:style-name="P1">Haytham - Dev, Art/Design</text:p>
      <text:p text:style-name="P1">Walid - Marketing </text:p>
      <text:p text:style-name="P1">Zaham - Marketing </text:p>
      <text:p text:style-name="Standard"/>
      <text:p text:style-name="Standard"/>
      <text:p text:style-name="P7">As the project lead the main goal is to orchestrate what is being worked on and by who, it is the main de-legator and the person who can have a final say in times of conflict as deputy these are passed down as responsibility however these are used a lot less as it is mostly used for if the PM isn't able to respond / has any issues. </text:p>
      <text:p text:style-name="P8">Development Lead is primarily responsible for the organisation and leading of the development team while contributing to the codebase, they are at large responsible for organising the documentation of the development alongside design. </text:p>
      <text:p text:style-name="P3"><text:span text:style-name="T3">Art and Design shall create any visual media for demonstration, documentation / planning </text:span>purposes<text:span text:style-name="T3"> as well as forming a corporate identity. </text:span></text:p>
      <text:p text:style-name="P9">Doc minutes role is to document and note minutes effectively in detail. </text:p>
      <text:p text:style-name="P10">Developments role is to contribute to the codebase to implement key functionality. </text:p>
      <text:p text:style-name="P11">Marketings role is to assist in the brand identity along with the design team with the idea of gaining as much eyes on us as possible as well as them handling a large amount of the client facing process with the assistance of any appropriate member.</text:p>
      <text:p text:style-name="P4"/>
      <text:p text:style-name="P4">We have decided our roles are not as strict meaning that having these role shouldn’t negate this from assisting with the delegated tasks of other teams with the pretence that we get our designated task (as designated apon by the PM) <text:span text:style-name="T7">done to a standard that is appropriate for our corporate clients (The NHS) as well as falling under the guidelines of submitting work that they themselves are indeed proud of.</text:span></text:p>
      <text:p text:style-name="Standard"/>
      <text:p text:style-name="P5">Our roles were decided in a democratic manner with everyone putting forward their preferred roles (even if not present on initial meeting day in person) as everyone managed to establish contact within the acceptable time frame of a week to figure out what roles they wanted to be apart of formally and agree to the work they will be doing based upon their chosen team. This was a process with no conflict as we managed to very quickly meet at the stage where we all got to positions they liked and was happy contributing to.</text:p>
      <text:p text:style-name="Standard"/>
      <text:p text:style-name="P2">We decided on the Project Lead as Jeremy has the most amount of people / customer experience as well as him being a more charismatic and organised person with a good ability to delegate tasks logically based on the task. We decided deputy project lead as Cameron as he has some limited organisational and industry experience to assist where needed with the project, we decided for him to be dev lead as he has the most amount of experience with coding in a team setting and what that requires to get a task finished as well as contributing to open source projects. <text:span text:style-name="T4">Tony was assigned as design as that was there preferred role along with them having a very good creative streak combining with natural skills at design. </text:span><text:span text:style-name="T5">We assigned Heytham art and dev as that was both there preferred role as well as fitting in with the skill set shown over the time in the course, </text:span><text:span text:style-name="T6">we had to go of this as they were not present in person for the initial meetings</text:span><text:span text:style-name="T5">. Walid and Zaham was assigned to marketing as they wanted to be able to create an image for the company as well as them not being as comfortable with coding leading to it being their preferred role as well as not being present during the initial meetings in person.</text:span></text:p>
      <text:p text:style-name="P2"/>
      <text:p text:style-name="P6"><text:span text:style-name="T8">W</text:span>e had agreed <text:span text:style-name="T8">u</text:span>pon is that we shall review work done on Saturdays <text:span text:style-name="T8">and Tuesdays preferably</text:span><text:span text:style-name="T10"> </text:span><text:span text:style-name="T8">in the form of </text:span><text:span text:style-name="T9">informal </text:span><text:span text:style-name="T8">meetings </text:span><text:span text:style-name="T9">were we discuss the work done and any issues we have come across. </text:span><text:soft-page-break/><text:span text:style-name="T10">These are done online in the Discord voice channel so people may be able to join at any point allowing as much flexibility as possible while also being reasonable in terms of being organised. </text:span><text:span text:style-name="T11">Impromptu meetings between any team members and / or group members is encouraged to allow for a discussion of ideas or to just ask each other via the Discord server messages to allow a continuous flow of dialogue to promote further productivity.</text:span></text:p>
      <text:p text:style-name="P6"/>
      <text:p text:style-name="P12">To have this on record, we are to be reminded that the use of <text:span text:style-name="T12">AI is to be expressibly limited and if used to be reviewed by managers </text:span><text:span text:style-name="T13">and to be consolidated upon by our Supervisor (David Grey).</text:span></text:p>
      <text:p text:style-name="P12"/>
      <text:p text:style-name="P13">Any work is to be submitted onto the GitHub Repository, whether it is development , docs , design or any other work assig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3:33:57.126946227</meta:creation-date>
    <meta:generator>LibreOffice/24.2.7.2$Linux_X86_64 LibreOffice_project/420$Build-2</meta:generator>
    <dc:date>2025-02-06T11:48:03.605573275</dc:date>
    <meta:editing-duration>PT1H30M40S</meta:editing-duration>
    <meta:editing-cycles>37</meta:editing-cycles>
    <meta:document-statistic meta:table-count="0" meta:image-count="0" meta:object-count="0" meta:page-count="2" meta:paragraph-count="18" meta:word-count="778" meta:character-count="4339" meta:non-whitespace-character-count="3570"/>
  </office:meta>
</office:document-meta>
</file>